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8c4ab0"/>
    </style:style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0808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="solid" draw:fill-color="#808080"/>
    </style:style>
  </office:automatic-styles>
  <office:body>
    <office:drawing>
      <draw:page draw:name="page1" draw:style-name="dp1" draw:master-page-name="Default">
        <dr3d:scene draw:style-name="gr1" svg:width="2.46cm" svg:height="2.46cm" svg:x="5.8cm" svg:y="11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1" svg:width="2cm" svg:height="2cm" svg:x="9.3cm" svg:y="14.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4T17:45:37.381000000</meta:creation-date>
    <dc:date>2021-02-16T02:43:46.234000000</dc:date>
    <meta:editing-duration>PT21M28S</meta:editing-duration>
    <meta:editing-cycles>4</meta:editing-cycles>
    <meta:generator>LibreOffice/6.3.2.2$Windows_X86_64 LibreOffice_project/98b30e735bda24bc04ab42594c85f7fd8be07b9c</meta:generator>
    <meta:document-statistic meta:object-count="4"/>
  </office:meta>
</office:document-meta>
</file>